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13" style:family="table-column">
      <style:table-column-properties fo:break-before="auto" style:column-width="1.5362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9047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103" style:family="table-cell" style:parent-style-name="Default">
      <style:table-cell-properties fo:background-color="#b2b2b2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1" style:family="table-cell" style:parent-style-name="highlighted_5f_fiat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fiat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1" style:family="table-cell" style:parent-style-name="transparent_5f_fiat">
      <style:table-cell-properties fo:background-color="transparent"/>
      <style:text-properties style:font-name="Liberation Sans"/>
    </style:style>
    <style:style style:name="ce172" style:family="table-cell" style:parent-style-name="transparent_5f_fiat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fiat">
      <style:table-cell-properties fo:background-color="transparent"/>
      <style:text-properties style:font-name="Liberation Sans"/>
    </style:style>
    <style:style style:name="ce201" style:family="table-cell" style:parent-style-name="taxable_5f_event_5f_alt_5f_fiat">
      <style:table-cell-properties fo:background-color="transparent"/>
      <style:text-properties style:font-name="Liberation Sans"/>
    </style:style>
    <style:style style:name="ce202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212" style:family="table-cell" style:parent-style-name="from_5f_lot_5f_fiat">
      <style:table-cell-properties fo:background-color="transparent"/>
      <style:text-properties style:font-name="Liberation Sans"/>
    </style:style>
    <style:style style:name="ce213" style:family="table-cell" style:parent-style-name="from_5f_lot_5f_alt_5f_fiat">
      <style:table-cell-properties fo:background-color="transparent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33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36" style:family="table-cell" style:parent-style-name="Default">
      <style:table-cell-properties fo:background-color="#ffffff"/>
    </style:style>
    <style:style style:name="ce4" style:family="table-cell" style:parent-style-name="header_5f_default">
      <style:table-cell-properties fo:background-color="transparent"/>
    </style:style>
    <style:style style:name="ce6" style:family="table-cell" style:parent-style-name="Default">
      <style:table-cell-properties fo:background-color="transparent"/>
    </style:style>
    <style:style style:name="ce9" style:family="table-cell" style:parent-style-name="transparent_5f_default">
      <style:table-cell-properties fo:background-color="transparent"/>
    </style:style>
    <style:style style:name="ce2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2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transparent_5f_crypto">
      <style:table-cell-properties fo:background-color="transparent"/>
      <style:text-properties style:font-name="Liberation Sans"/>
    </style:style>
    <style:style style:name="ce2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3" style:family="table-cell" style:parent-style-name="Default">
      <style:table-cell-properties fo:background-color="transparent"/>
      <style:text-properties style:font-name="Liberation Sans"/>
    </style:style>
    <style:style style:name="ce254" style:family="table-cell" style:parent-style-name="Default">
      <style:text-properties style:font-name="Liberation Sans"/>
    </style:style>
    <style:style style:name="ce255" style:family="table-cell" style:parent-style-name="transparent_5f_default">
      <style:table-cell-properties fo:background-color="transparent"/>
      <style:text-properties style:font-name="Liberation Sans"/>
    </style:style>
    <style:style style:name="ce2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3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264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265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266" style:family="table-cell" style:parent-style-name="from_5f_lot_5f_default">
      <style:table-cell-properties fo:background-color="transparent"/>
      <style:text-properties style:font-name="Liberation Sans"/>
    </style:style>
    <style:style style:name="ce267" style:family="table-cell" style:parent-style-name="from_5f_lot_5f_alt_5f_default">
      <style:table-cell-properties fo:background-color="transparent"/>
      <style:text-properties style:font-name="Liberation Sans"/>
    </style:style>
    <style:style style:name="ce2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taxable_5f_event_5f_default">
      <style:table-cell-properties fo:background-color="transparent"/>
      <style:text-properties style:font-name="Liberation Sans"/>
    </style:style>
    <style:style style:name="ce2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7" style:family="table-cell" style:parent-style-name="taxable_5f_event_5f_alt_5f_default">
      <style:table-cell-properties fo:background-color="transparent"/>
      <style:text-properties style:font-name="Liberation Sans"/>
    </style:style>
    <style:style style:name="ce2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highlighted_5f_fiat">
      <style:table-cell-properties fo:background-color="transparent"/>
      <style:text-properties style:font-name="Liberation Sans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2" style:family="table-cell" style:parent-style-name="Default">
      <style:table-cell-properties fo:background-color="transparent" fo:border="none"/>
      <style:text-properties style:font-name="Liberation Sans"/>
    </style:style>
    <style:style style:name="ce29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6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9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300" style:family="table-cell" style:parent-style-name="transparent_5f_fiat">
      <style:table-cell-properties fo:background-color="transparent"/>
      <style:text-properties style:font-name="Liberation Sans"/>
    </style:style>
    <style:style style:name="ce301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2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3" style:family="table-cell" style:parent-style-name="Default">
      <style:table-cell-properties fo:background-color="#ffffff" fo:border="none"/>
      <style:text-properties style:font-name="Liberation Sans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1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5" style:family="table-cell" style:parent-style-name="Default">
      <style:table-cell-properties fo:background-color="#ffffff"/>
      <style:text-properties style:font-name="Liberation Sans"/>
    </style:style>
    <style:style style:name="ce316" style:family="table-cell" style:parent-style-name="Default">
      <style:table-cell-properties fo:background-color="#b2b2b2" fo:border="none"/>
      <style:text-properties style:font-name="Liberation Sans"/>
    </style:style>
    <style:style style:name="ce31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21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322" style:family="table-cell" style:parent-style-name="from_5f_lot_5f_note_5f_default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ackground-color="#b2b2b2"/>
      <style:text-properties style:font-name="Liberation Sans"/>
    </style:style>
    <style:style style:name="ce32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30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fiat">
      <style:table-cell-properties fo:background-color="transparent"/>
      <style:text-properties style:font-name="Liberation Sans"/>
    </style:style>
    <style:style style:name="ce333" style:family="table-cell" style:parent-style-name="taxable_5f_event_5f_alt_5f_fiat">
      <style:table-cell-properties fo:background-color="transparent"/>
      <style:text-properties style:font-name="Liberation Sans"/>
    </style:style>
    <style:style style:name="ce334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5" style:family="table-cell" style:parent-style-name="Default">
      <style:text-properties style:font-name="Liberation Sans" fo:font-weight="normal" style:font-weight-asian="normal" style:font-weight-complex="normal"/>
    </style:style>
    <style:style style:name="ce336" style:family="table-cell" style:parent-style-name="taxable_5f_event_5f_note_5f_default">
      <style:table-cell-properties fo:background-color="transparent"/>
      <style:text-properties style:font-name="Liberation Sans"/>
    </style:style>
    <style:style style:name="ce337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8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339" style:family="table-cell" style:parent-style-name="from_5f_lot_5f_percent">
      <style:table-cell-properties fo:background-color="transparent"/>
      <style:text-properties style:font-name="Liberation Sans"/>
    </style:style>
    <style:style style:name="ce340" style:family="table-cell" style:parent-style-name="from_5f_lot_5f_alt_5f_percent">
      <style:table-cell-properties fo:background-color="transparent"/>
      <style:text-properties style:font-name="Liberation Sans"/>
    </style:style>
    <style:style style:name="ce34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342" style:family="table-cell" style:parent-style-name="from_5f_lot_5f_fiat">
      <style:table-cell-properties fo:background-color="transparent"/>
      <style:text-properties style:font-name="Liberation Sans"/>
    </style:style>
    <style:style style:name="ce343" style:family="table-cell" style:parent-style-name="from_5f_lot_5f_alt_5f_fiat">
      <style:table-cell-properties fo:background-color="transparent"/>
      <style:text-properties style:font-name="Liberation Sans"/>
    </style:style>
    <style:style style:name="ce3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4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In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In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240" office:value-type="string" calcext:value-type="string">
            <text:p>Yearly Gain / Loss Summary</text:p>
          </table:table-cell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10251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ransparent_fiat"/>
          <table:table-cell office:value="30351.0" office:value-type="float" table:style-name="transparent_fiat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ransparent_fiat"/>
          <table:table-cell office:value="604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22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1.2" office:value-type="float" table:style-name="transparent_crypto"/>
          <table:table-cell office:value="14440.0" office:value-type="float" table:style-name="transparent_fiat"/>
          <table:table-cell office:value="14220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-11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ransparent_fiat"/>
          <table:table-cell office:value="413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630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ransparent_fiat"/>
          <table:table-cell office:value="0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16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ransparent_fiat"/>
          <table:table-cell office:value="69400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428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ransparent_fiat"/>
          <table:table-cell office:value="46769.0" office:value-type="float" table:style-name="transparent_fiat"/>
          <table:table-cell/>
        </table:table-row>
      </table:table>
      <table:named-expressions/>
      <text:variable-decls/>
      <text:user-field-decls/>
      <table:table table:name="BTC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from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>If the fee is 0, spot price can be omitt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>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 on the fee. 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TC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1025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fiat"/>
          <table:table-cell office:value="30351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TC</text:p>
          </table:table-cell>
          <table:table-cell office:value="2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4220.0" office:value-type="float" table:style-name="from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-1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16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9400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42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6769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TC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2240.0" office:value-type="float" table:style-name="highlighted_fiat"/>
          <table:table-cell office:value="11200.0" office:value-type="float" table:style-name="taxable_event_fiat"/>
          <table:table-cell office:value-type="string" table:style-name="taxable_event_note_default">
            <text:p>1/1: 0.20000000 of 0.20000000 BTC</text:p>
          </table:table-cell>
          <table:table-cell office:value-type="string" table:style-name="from_lot_default">
            <text:p>2020-01-01 08:41:00+00:00</text:p>
          </table:table-cell>
          <table:table-cell office:value="0.2" office:value-type="float" table:style-name="from_lot_percent"/>
          <table:table-cell office:value="2220.0" office:value-type="float" table:style-name="from_lot_fiat"/>
          <table:table-cell office:value="20.0" office:value-type="float" table:style-name="from_lot_fiat"/>
          <table:table-cell office:value="2220.0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1/3: 0.20000000 of 1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TC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1-21 18:33:14.342000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114.0" office:value-type="float" table:style-name="highlighted_fiat"/>
          <table:table-cell office:value="11400.0" office:value-type="float" table:style-name="taxable_event_alt_fiat"/>
          <table:table-cell office:value-type="string" table:style-name="taxable_event_note_default">
            <text:p>1/1: 0.01000000 of 0.01000000 BTC</text:p>
          </table:table-cell>
          <table:table-cell office:value-type="string" table:style-name="from_lot_default">
            <text:p>2020-01-01 08:41:00+00:00</text:p>
          </table:table-cell>
          <table:table-cell office:value="0.01" office:value-type="float" table:style-name="from_lot_percent"/>
          <table:table-cell office:value="111.0" office:value-type="float" table:style-name="from_lot_fiat"/>
          <table:table-cell office:value="1.0" office:value-type="float" table:style-name="from_lot_fiat"/>
          <table:table-cell office:value="111.0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2/3: 0.01000000 of 1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TC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IN / INTEREST</text:p>
          </table:table-cell>
          <table:table-cell office:value="1.0" office:value-type="float" table:style-name="taxable_event_percent"/>
          <table:table-cell office:value="24000.0" office:value-type="float" table:style-name="highlighted_fiat"/>
          <table:table-cell office:value="12000.0" office:value-type="float" table:style-name="taxable_event_fiat"/>
          <table:table-cell office:value-type="string" table:style-name="taxable_event_note_default">
            <text:p>1/1: 2.00000000 of 2.00000000 BTC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TC</text:p>
          </table:table-cell>
          <table:table-cell office:value="3.21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2-11 19:58:00+00:00</text:p>
          </table:table-cell>
          <table:table-cell office:value-type="string" table:style-name="taxable_event_alt_default">
            <text:p>OUT / SELL</text:p>
          </table:table-cell>
          <table:table-cell office:value="1.0" office:value-type="float" table:style-name="taxable_event_alt_percent"/>
          <table:table-cell office:value="12200.0" office:value-type="float" table:style-name="highlighted_fiat"/>
          <table:table-cell office:value="12200.0" office:value-type="float" table:style-name="taxable_event_alt_fiat"/>
          <table:table-cell office:value-type="string" table:style-name="taxable_event_note_default">
            <text:p>1/1: 1.00000000 of 1.00000000 BTC</text:p>
          </table:table-cell>
          <table:table-cell office:value-type="string" table:style-name="from_lot_alt_default">
            <text:p>2020-02-01 11:18:00+00:00</text:p>
          </table:table-cell>
          <table:table-cell office:value="0.5" office:value-type="float" table:style-name="from_lot_alt_percent"/>
          <table:table-cell office:value="12000.0" office:value-type="float" table:style-name="from_lot_alt_fiat"/>
          <table:table-cell office:value="0.0" office:value-type="float" table:style-name="from_lot_alt_fiat"/>
          <table:table-cell office:value="12000.0" office:value-type="float" table:style-name="highlighted_fiat"/>
          <table:table-cell office:value="12000.0" office:value-type="float" table:style-name="from_lot_alt_fiat"/>
          <table:table-cell office:value-type="string" table:style-name="from_lot_note_default">
            <text:p>1/2: 1.00000000 of 2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TC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IN / INTEREST</text:p>
          </table:table-cell>
          <table:table-cell office:value="1.0" office:value-type="float" table:style-name="taxable_event_percent"/>
          <table:table-cell office:value="39000.0" office:value-type="float" table:style-name="highlighted_fiat"/>
          <table:table-cell office:value="13000.0" office:value-type="float" table:style-name="taxable_event_fiat"/>
          <table:table-cell office:value-type="string" table:style-name="taxable_event_note_default">
            <text:p>1/1: 3.00000000 of 3.00000000 BTC</text:p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TC</text:p>
          </table:table-cell>
          <table:table-cell office:value="10.21" office:value-type="float" table:style-name="transparent_crypto"/>
          <table:table-cell office:value="4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4-11 07:10:00+00:00</text:p>
          </table:table-cell>
          <table:table-cell office:value-type="string" table:style-name="taxable_event_alt_default">
            <text:p>OUT / GIFT</text:p>
          </table:table-cell>
          <table:table-cell office:value="0.8" office:value-type="float" table:style-name="taxable_event_alt_percent"/>
          <table:table-cell office:value="56800.0" office:value-type="float" table:style-name="highlighted_fiat"/>
          <table:table-cell office:value="14200.0" office:value-type="float" table:style-name="taxable_event_alt_fiat"/>
          <table:table-cell office:value-type="string" table:style-name="taxable_event_note_default">
            <text:p>1/2: 4.00000000 of 5.00000000 BTC</text:p>
          </table:table-cell>
          <table:table-cell office:value-type="string" table:style-name="from_lot_default">
            <text:p>2020-04-01 09:45:00+00:00</text:p>
          </table:table-cell>
          <table:table-cell office:value="1.0" office:value-type="float" table:style-name="from_lot_percent"/>
          <table:table-cell office:value="56400.0" office:value-type="float" table:style-name="from_lot_fiat"/>
          <table:table-cell office:value="400.0" office:value-type="float" table:style-name="from_lot_fiat"/>
          <table:table-cell office:value="56400.0" office:value-type="float" table:style-name="highlighted_fiat"/>
          <table:table-cell office:value="14000.0" office:value-type="float" table:style-name="from_lot_fiat"/>
          <table:table-cell office:value-type="string" table:style-name="from_lot_note_default">
            <text:p>1/1: 4.00000000 of 4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TC</text:p>
          </table:table-cell>
          <table:table-cell office:value="11.21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4-11 07:10:00+00:00</text:p>
          </table:table-cell>
          <table:table-cell office:value-type="string" table:style-name="taxable_event_alt_default">
            <text:p>OUT / GIFT</text:p>
          </table:table-cell>
          <table:table-cell office:value="0.2" office:value-type="float" table:style-name="taxable_event_alt_percent"/>
          <table:table-cell office:value="14200.0" office:value-type="float" table:style-name="highlighted_fiat"/>
          <table:table-cell office:value="14200.0" office:value-type="float" table:style-name="taxable_event_alt_fiat"/>
          <table:table-cell office:value-type="string" table:style-name="taxable_event_note_default">
            <text:p>2/2: 1.00000000 of 5.00000000 BTC</text:p>
          </table:table-cell>
          <table:table-cell office:value-type="string" table:style-name="from_lot_alt_default">
            <text:p>2020-03-01 09:45:00+00:00</text:p>
          </table:table-cell>
          <table:table-cell office:value="0.3333333333333333" office:value-type="float" table:style-name="from_lot_alt_percent"/>
          <table:table-cell office:value="13000.0" office:value-type="float" table:style-name="from_lot_alt_fiat"/>
          <table:table-cell office:value="0.0" office:value-type="float" table:style-name="from_lot_alt_fiat"/>
          <table:table-cell office:value="13000.0" office:value-type="float" table:style-name="highlighted_fiat"/>
          <table:table-cell office:value="13000.0" office:value-type="float" table:style-name="from_lot_alt_fiat"/>
          <table:table-cell office:value-type="string" table:style-name="from_lot_note_default">
            <text:p>1/2: 1.00000000 of 3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TC</text:p>
          </table:table-cell>
          <table:table-cell office:value="13.21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OUT / DONATE</text:p>
          </table:table-cell>
          <table:table-cell office:value="0.5277044854881267" office:value-type="float" table:style-name="taxable_event_percent"/>
          <table:table-cell office:value="28600.0" office:value-type="float" table:style-name="highlighted_fiat"/>
          <table:table-cell office:value="14300.0" office:value-type="float" table:style-name="taxable_event_fiat"/>
          <table:table-cell office:value-type="string" table:style-name="taxable_event_note_default">
            <text:p>1/3: 2.00000000 of 3.79000000 BTC</text:p>
          </table:table-cell>
          <table:table-cell office:value-type="string" table:style-name="from_lot_alt_default">
            <text:p>2020-03-01 09:45:00+00:00</text:p>
          </table:table-cell>
          <table:table-cell office:value="0.6666666666666666" office:value-type="float" table:style-name="from_lot_alt_percent"/>
          <table:table-cell office:value="26000.0" office:value-type="float" table:style-name="from_lot_alt_fiat"/>
          <table:table-cell office:value="0.0" office:value-type="float" table:style-name="from_lot_alt_fiat"/>
          <table:table-cell office:value="26000.0" office:value-type="float" table:style-name="highlighted_fiat"/>
          <table:table-cell office:value="13000.0" office:value-type="float" table:style-name="from_lot_alt_fiat"/>
          <table:table-cell office:value-type="string" table:style-name="from_lot_note_default">
            <text:p>2/2: 2.00000000 of 3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TC</text:p>
          </table:table-cell>
          <table:table-cell office:value="14.21" office:value-type="float" table:style-name="transparent_crypto"/>
          <table:table-cell office:value="23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OUT / DONATE</text:p>
          </table:table-cell>
          <table:table-cell office:value="0.2638522427440633" office:value-type="float" table:style-name="taxable_event_percent"/>
          <table:table-cell office:value="14300.0" office:value-type="float" table:style-name="highlighted_fiat"/>
          <table:table-cell office:value="14300.0" office:value-type="float" table:style-name="taxable_event_fiat"/>
          <table:table-cell office:value-type="string" table:style-name="taxable_event_note_default">
            <text:p>2/3: 1.00000000 of 3.79000000 BTC</text:p>
          </table:table-cell>
          <table:table-cell office:value-type="string" table:style-name="from_lot_default">
            <text:p>2020-02-01 11:18:00+00:00</text:p>
          </table:table-cell>
          <table:table-cell office:value="0.5" office:value-type="float" table:style-name="from_lot_percent"/>
          <table:table-cell office:value="12000.0" office:value-type="float" table:style-name="from_lot_fiat"/>
          <table:table-cell office:value="0.0" office:value-type="float" table:style-name="from_lot_fiat"/>
          <table:table-cell office:value="12000.0" office:value-type="float" table:style-name="highlighted_fiat"/>
          <table:table-cell office:value="12000.0" office:value-type="float" table:style-name="from_lot_fiat"/>
          <table:table-cell office:value-type="string" table:style-name="from_lot_note_default">
            <text:p>2/2: 1.00000000 of 2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TC</text:p>
          </table:table-cell>
          <table:table-cell office:value="15.0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OUT / DONATE</text:p>
          </table:table-cell>
          <table:table-cell office:value="0.20844327176781002" office:value-type="float" table:style-name="taxable_event_percent"/>
          <table:table-cell office:value="11297.0" office:value-type="float" table:style-name="highlighted_fiat"/>
          <table:table-cell office:value="14300.0" office:value-type="float" table:style-name="taxable_event_fiat"/>
          <table:table-cell office:value-type="string" table:style-name="taxable_event_note_default">
            <text:p>3/3: 0.79000000 of 3.79000000 BTC</text:p>
          </table:table-cell>
          <table:table-cell office:value-type="string" table:style-name="from_lot_alt_default">
            <text:p>2020-01-01 08:41:00+00:00</text:p>
          </table:table-cell>
          <table:table-cell office:value="0.79" office:value-type="float" table:style-name="from_lot_alt_percent"/>
          <table:table-cell office:value="8769.0" office:value-type="float" table:style-name="from_lot_alt_fiat"/>
          <table:table-cell office:value="79.0" office:value-type="float" table:style-name="from_lot_alt_fiat"/>
          <table:table-cell office:value="8769.0" office:value-type="float" table:style-name="highlighted_fiat"/>
          <table:table-cell office:value="11000.0" office:value-type="float" table:style-name="from_lot_alt_fiat"/>
          <table:table-cell office:value-type="string" table:style-name="from_lot_note_default">
            <text:p>3/3: 0.79000000 of 1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TC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5-21 12:58:10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288.0" office:value-type="float" table:style-name="highlighted_fiat"/>
          <table:table-cell office:value="14400.0" office:value-type="float" table:style-name="taxable_event_alt_fiat"/>
          <table:table-cell office:value-type="string" table:style-name="taxable_event_note_default">
            <text:p>1/1: 0.02000000 of 0.02000000 BTC</text:p>
          </table:table-cell>
          <table:table-cell office:value-type="string" table:style-name="from_lot_default">
            <text:p>2020-05-01 14:03:00+00:00</text:p>
          </table:table-cell>
          <table:table-cell office:value="0.004" office:value-type="float" table:style-name="from_lot_percent"/>
          <table:table-cell office:value="302.0" office:value-type="float" table:style-name="from_lot_fiat"/>
          <table:table-cell office:value="2.0" office:value-type="float" table:style-name="from_lot_fiat"/>
          <table:table-cell office:value="302.0" office:value-type="float" table:style-name="highlighted_fiat"/>
          <table:table-cell office:value="15000.0" office:value-type="float" table:style-name="from_lot_fiat"/>
          <table:table-cell office:value-type="string" table:style-name="from_lot_note_default">
            <text:p>1/3: 0.02000000 of 5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TC</text:p>
          </table:table-cell>
          <table:table-cell office:value="17.03" office:value-type="float" table:style-name="transparent_border_crypto"/>
          <table:table-cell office:value="10251.0" office:value-type="float" table:style-name="transparent_border_fiat"/>
          <table:table-cell office:value-type="string" table:style-name="transparent_border_default">
            <text:p>LONG</text:p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OUT / SELL</text:p>
          </table:table-cell>
          <table:table-cell office:value="1.0" office:value-type="float" table:style-name="taxable_event_border_percent"/>
          <table:table-cell office:value="40602.0" office:value-type="float" table:style-name="highlighted_border_fiat"/>
          <table:table-cell office:value="20200.0" office:value-type="float" table:style-name="taxable_event_border_fiat"/>
          <table:table-cell office:value-type="string" table:style-name="taxable_event_note_border_default">
            <text:p>1/1: 2.01000000 of 2.01000000 BTC</text:p>
          </table:table-cell>
          <table:table-cell office:value-type="string" table:style-name="from_lot_default">
            <text:p>2020-05-01 14:03:00+00:00</text:p>
          </table:table-cell>
          <table:table-cell office:value="0.402" office:value-type="float" table:style-name="from_lot_percent"/>
          <table:table-cell office:value="30351.0" office:value-type="float" table:style-name="from_lot_fiat"/>
          <table:table-cell office:value="201.0" office:value-type="float" table:style-name="from_lot_fiat"/>
          <table:table-cell office:value="30351.0" office:value-type="float" table:style-name="highlighted_border_fiat"/>
          <table:table-cell office:value="15000.0" office:value-type="float" table:style-name="from_lot_fiat"/>
          <table:table-cell office:value-type="string" table:style-name="from_lot_note_border_default">
            <text:p>2/3: 2.01000000 of 5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TC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21-07-21 10:02:02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856.0" office:value-type="float" table:style-name="highlighted_fiat"/>
          <table:table-cell office:value="21400.0" office:value-type="float" table:style-name="taxable_event_alt_fiat"/>
          <table:table-cell office:value-type="string" table:style-name="taxable_event_note_default">
            <text:p>1/1: 0.04000000 of 0.04000000 BTC</text:p>
          </table:table-cell>
          <table:table-cell office:value-type="string" table:style-name="from_lot_default">
            <text:p>2020-05-01 14:03:00+00:00</text:p>
          </table:table-cell>
          <table:table-cell office:value="0.008" office:value-type="float" table:style-name="from_lot_percent"/>
          <table:table-cell office:value="604.0" office:value-type="float" table:style-name="from_lot_fiat"/>
          <table:table-cell office:value="4.0" office:value-type="float" table:style-name="from_lot_fiat"/>
          <table:table-cell office:value="604.0" office:value-type="float" table:style-name="highlighted_fiat"/>
          <table:table-cell office:value="15000.0" office:value-type="float" table:style-name="from_lot_fiat"/>
          <table:table-cell office:value-type="string" table:style-name="from_lot_note_default">
            <text:p>3/3: 0.04000000 of 5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from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6-10 18:31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7.0" office:value-type="float" table:style-name="transparent_fiat"/>
          <table:table-cell office:value="20.0" office:value-type="float" table:style-name="transparent_crypto"/>
          <table:table-cell office:value="30.0" office:value-type="float" table:style-name="transparent_crypto"/>
          <table:table-cell office:value="50.0" office:value-type="float" table:style-name="transparent_fiat"/>
          <table:table-cell office:value="4940.0" office:value-type="float" table:style-name="transparent_fiat"/>
          <table:table-cell office:value="499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7-05 19:58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27.0" office:value-type="float" table:style-name="transparent_fiat"/>
          <table:table-cell office:value="30.0" office:value-type="float" table:style-name="transparent_crypto"/>
          <table:table-cell office:value="60.0" office:value-type="float" table:style-name="transparent_crypto"/>
          <table:table-cell office:value="60.0" office:value-type="float" table:style-name="transparent_fiat"/>
          <table:table-cell office:value="6810.0" office:value-type="float" table:style-name="transparent_fiat"/>
          <table:table-cell office:value="687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ETH</text:p>
          </table:table-cell>
          <table:table-cell office:value="6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6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6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ETH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38.7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fiat" style:display-name="from_lot_fiat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fiat" style:display-name="from_lot_alt_fiat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fiat" style:display-name="from_lot_border_fiat" style:family="table-cell" style:parent-style-name="from_5f_lo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fiat" style:display-name="from_lot_alt_border_fiat" style:family="table-cell" style:parent-style-name="from_5f_lot_5f_al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fiat" style:display-name="from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fiat" style:display-name="from_lot_note_border_fiat" style:family="table-cell" style:parent-style-name="from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0:48:38.388716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1T16:10:04.813440</dc:date>
    <meta:editing-duration>P1DT9H54M41S</meta:editing-duration>
    <meta:editing-cycles>98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